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0.8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1-0_sc_word,rule</text:p>
          </table:table-cell>
          <table:table-cell office:value-type="float" office:value="1038899" calcext:value-type="float">
            <text:p>103889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1-0_word,rule</text:p>
          </table:table-cell>
          <table:table-cell office:value-type="float" office:value="253390" calcext:value-type="float">
            <text:p>2533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cc_word,rule</text:p>
          </table:table-cell>
          <table:table-cell office:value-type="float" office:value="785509" calcext:value-type="float">
            <text:p>7855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dd_word,rule</text:p>
          </table:table-cell>
          <table:table-cell office:value-type="float" office:value="78550900" calcext:value-type="float">
            <text:p>7855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mon_dd_word,rule</text:p>
          </table:table-cell>
          <table:table-cell office:value-type="float" office:value="925481636" calcext:value-type="float">
            <text:p>9254816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word,rule</text:p>
          </table:table-cell>
          <table:table-cell office:value-type="float" office:value="785509" calcext:value-type="float">
            <text:p>7855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word_dd,rule</text:p>
          </table:table-cell>
          <table:table-cell office:value-type="float" office:value="78550900" calcext:value-type="float">
            <text:p>7855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word_sc,rule</text:p>
          </table:table-cell>
          <table:table-cell office:value-type="float" office:value="3927545" calcext:value-type="float">
            <text:p>3927545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word_year,rule</text:p>
          </table:table-cell>
          <table:table-cell office:value-type="float" office:value="130242460" calcext:value-type="float">
            <text:p>1302424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ddd_word,rule</text:p>
          </table:table-cell>
          <table:table-cell office:value-type="float" office:value="253390000" calcext:value-type="float">
            <text:p>253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dd_word,rule</text:p>
          </table:table-cell>
          <table:table-cell office:value-type="float" office:value="25339000" calcext:value-type="float">
            <text:p>253390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d_word,rule</text:p>
          </table:table-cell>
          <table:table-cell office:value-type="float" office:value="2533900" calcext:value-type="float">
            <text:p>2533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_sc_word,rule</text:p>
          </table:table-cell>
          <table:table-cell office:value-type="float" office:value="1266950" calcext:value-type="float">
            <text:p>12669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_word,rule</text:p>
          </table:table-cell>
          <table:table-cell office:value-type="float" office:value="253390" calcext:value-type="float">
            <text:p>2533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dddd_word,rule</text:p>
          </table:table-cell>
          <table:table-cell office:value-type="float" office:value="1266950000" calcext:value-type="float">
            <text:p>12669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dd_word,rule</text:p>
          </table:table-cell>
          <table:table-cell office:value-type="float" office:value="12669500" calcext:value-type="float">
            <text:p>12669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d,rule</text:p>
          </table:table-cell>
          <table:table-cell office:value-type="float" office:value="1013560" calcext:value-type="float">
            <text:p>1013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dd_mon_sc,rule</text:p>
          </table:table-cell>
          <table:table-cell office:value-type="float" office:value="131762800" calcext:value-type="float">
            <text:p>13176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dd_sc,rule</text:p>
          </table:table-cell>
          <table:table-cell office:value-type="float" office:value="10135600" calcext:value-type="float">
            <text:p>1013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mon_day_sc,rule</text:p>
          </table:table-cell>
          <table:table-cell office:value-type="float" office:value="42164096" calcext:value-type="float">
            <text:p>421640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year,rule</text:p>
          </table:table-cell>
          <table:table-cell office:value-type="float" office:value="13176280" calcext:value-type="float">
            <text:p>1317628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year_sc,rule</text:p>
          </table:table-cell>
          <table:table-cell office:value-type="float" office:value="13176280" calcext:value-type="float">
            <text:p>13176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year_word,rule</text:p>
          </table:table-cell>
          <table:table-cell office:value-type="float" office:value="16470350" calcext:value-type="float">
            <text:p>16470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2sc_dd,rule</text:p>
          </table:table-cell>
          <table:table-cell office:value-type="float" office:value="17762639" calcext:value-type="float">
            <text:p>177626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dd_mon,rule</text:p>
          </table:table-cell>
          <table:table-cell office:value-type="float" office:value="1054127739" calcext:value-type="float">
            <text:p>10541277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mon,rule</text:p>
          </table:table-cell>
          <table:table-cell office:value-type="float" office:value="10591702" calcext:value-type="float">
            <text:p>10591702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mon_dd,rule</text:p>
          </table:table-cell>
          <table:table-cell office:value-type="float" office:value="925481636" calcext:value-type="float">
            <text:p>9254816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mon_sc,rule</text:p>
          </table:table-cell>
          <table:table-cell office:value-type="float" office:value="63398178" calcext:value-type="float">
            <text:p>63398178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mon_year,rule</text:p>
          </table:table-cell>
          <table:table-cell office:value-type="float" office:value="471305400" calcext:value-type="float">
            <text:p>47130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,rule</text:p>
          </table:table-cell>
          <table:table-cell office:value-type="float" office:value="2533900" calcext:value-type="float">
            <text:p>2533900</text:p>
          </table:table-cell>
          <table:table-cell office:value-type="float" office:value="7.54999208740587" calcext:value-type="float">
            <text:p>7,55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d,rule</text:p>
          </table:table-cell>
          <table:table-cell office:value-type="float" office:value="25339000" calcext:value-type="float">
            <text:p>25339000</text:p>
          </table:table-cell>
          <table:table-cell office:value-type="float" office:value="5.70558854861622" calcext:value-type="float">
            <text:p>5,71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dd,rule</text:p>
          </table:table-cell>
          <table:table-cell office:value-type="float" office:value="253390000" calcext:value-type="float">
            <text:p>2533900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d_sc,rule</text:p>
          </table:table-cell>
          <table:table-cell office:value-type="float" office:value="177398339" calcext:value-type="float">
            <text:p>177398339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_2sc,rule</text:p>
          </table:table-cell>
          <table:table-cell office:value-type="float" office:value="17737300" calcext:value-type="float">
            <text:p>177373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_age,rule</text:p>
          </table:table-cell>
          <table:table-cell office:value-type="float" office:value="28379680" calcext:value-type="float">
            <text:p>28379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_age_sc,rule</text:p>
          </table:table-cell>
          <table:table-cell office:value-type="float" office:value="170126046" calcext:value-type="float">
            <text:p>1701260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_sc,rule</text:p>
          </table:table-cell>
          <table:table-cell office:value-type="float" office:value="17762639" calcext:value-type="float">
            <text:p>17762639</text:p>
          </table:table-cell>
          <table:table-cell office:value-type="float" office:value="6.42891585422201" calcext:value-type="float">
            <text:p>6,43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mon_dd,rule</text:p>
          </table:table-cell>
          <table:table-cell office:value-type="float" office:value="32966039" calcext:value-type="float">
            <text:p>329660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mon_dd_sc,rule</text:p>
          </table:table-cell>
          <table:table-cell office:value-type="float" office:value="197644200" calcext:value-type="float">
            <text:p>19764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pd,rule</text:p>
          </table:table-cell>
          <table:table-cell office:value-type="float" office:value="1748391" calcext:value-type="float">
            <text:p>1748391</text:p>
          </table:table-cell>
          <table:table-cell office:value-type="float" office:value="9.96786052330836" calcext:value-type="float">
            <text:p>9,97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sc_dd,rule</text:p>
          </table:table-cell>
          <table:table-cell office:value-type="float" office:value="15203400" calcext:value-type="float">
            <text:p>15203400</text:p>
          </table:table-cell>
          <table:table-cell office:value-type="float" office:value="6.07371559167958" calcext:value-type="float">
            <text:p>6,07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sc_year,rule</text:p>
          </table:table-cell>
          <table:table-cell office:value-type="float" office:value="12188059" calcext:value-type="float">
            <text:p>12188059</text:p>
          </table:table-cell>
          <table:table-cell office:value-type="float" office:value="8.24369750849694" calcext:value-type="float">
            <text:p>8,24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year,rule</text:p>
          </table:table-cell>
          <table:table-cell office:value-type="float" office:value="3294070" calcext:value-type="float">
            <text:p>3294070</text:p>
          </table:table-cell>
          <table:table-cell office:value-type="float" office:value="8.96702481410272" calcext:value-type="float">
            <text:p>8,97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year_mon,rule</text:p>
          </table:table-cell>
          <table:table-cell office:value-type="float" office:value="24350779" calcext:value-type="float">
            <text:p>2435077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year_sc,rule</text:p>
          </table:table-cell>
          <table:table-cell office:value-type="float" office:value="108450920" calcext:value-type="float">
            <text:p>108450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year_sc_word,rule</text:p>
          </table:table-cell>
          <table:table-cell office:value-type="float" office:value="16470350" calcext:value-type="float">
            <text:p>16470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year_word,rule</text:p>
          </table:table-cell>
          <table:table-cell office:value-type="float" office:value="3294070" calcext:value-type="float">
            <text:p>32940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year_word_sc,rule</text:p>
          </table:table-cell>
          <table:table-cell office:value-type="float" office:value="13176280" calcext:value-type="float">
            <text:p>13176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1-0_sc_Word,rule</text:p>
          </table:table-cell>
          <table:table-cell office:value-type="float" office:value="1038899" calcext:value-type="float">
            <text:p>103889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1-0_Word,rule</text:p>
          </table:table-cell>
          <table:table-cell office:value-type="float" office:value="253390" calcext:value-type="float">
            <text:p>25339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cc_Word,rule</text:p>
          </table:table-cell>
          <table:table-cell office:value-type="float" office:value="785509" calcext:value-type="float">
            <text:p>7855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dd_Word,rule</text:p>
          </table:table-cell>
          <table:table-cell office:value-type="float" office:value="78550900" calcext:value-type="float">
            <text:p>78550900</text:p>
          </table:table-cell>
          <table:table-cell office:value-type="float" office:value="6.79704289728536" calcext:value-type="float">
            <text:p>6,8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mon_dd_Word,rule</text:p>
          </table:table-cell>
          <table:table-cell office:value-type="float" office:value="925481636" calcext:value-type="float">
            <text:p>9254816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Word,rule</text:p>
          </table:table-cell>
          <table:table-cell office:value-type="float" office:value="785509" calcext:value-type="float">
            <text:p>7855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Word_dd,rule</text:p>
          </table:table-cell>
          <table:table-cell office:value-type="float" office:value="78550900" calcext:value-type="float">
            <text:p>7855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Word_sc,rule</text:p>
          </table:table-cell>
          <table:table-cell office:value-type="float" office:value="3927545" calcext:value-type="float">
            <text:p>392754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Word_year,rule</text:p>
          </table:table-cell>
          <table:table-cell office:value-type="float" office:value="130242460" calcext:value-type="float">
            <text:p>1302424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ddd_Word,rule</text:p>
          </table:table-cell>
          <table:table-cell office:value-type="float" office:value="253390000" calcext:value-type="float">
            <text:p>253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dd_Word,rule</text:p>
          </table:table-cell>
          <table:table-cell office:value-type="float" office:value="25339000" calcext:value-type="float">
            <text:p>253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d_Word,rule</text:p>
          </table:table-cell>
          <table:table-cell office:value-type="float" office:value="2533900" calcext:value-type="float">
            <text:p>2533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_sc_Word,rule</text:p>
          </table:table-cell>
          <table:table-cell office:value-type="float" office:value="1266950" calcext:value-type="float">
            <text:p>12669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_Word,rule</text:p>
          </table:table-cell>
          <table:table-cell office:value-type="float" office:value="253390" calcext:value-type="float">
            <text:p>2533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dddd_Word,rule</text:p>
          </table:table-cell>
          <table:table-cell office:value-type="float" office:value="1266950000" calcext:value-type="float">
            <text:p>12669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dd_Word,rule</text:p>
          </table:table-cell>
          <table:table-cell office:value-type="float" office:value="12669500" calcext:value-type="float">
            <text:p>12669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d,rule</text:p>
          </table:table-cell>
          <table:table-cell office:value-type="float" office:value="1013560" calcext:value-type="float">
            <text:p>1013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dd_mon_sc,rule</text:p>
          </table:table-cell>
          <table:table-cell office:value-type="float" office:value="131762800" calcext:value-type="float">
            <text:p>13176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dd_sc,rule</text:p>
          </table:table-cell>
          <table:table-cell office:value-type="float" office:value="10135600" calcext:value-type="float">
            <text:p>1013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mon_day_sc,rule</text:p>
          </table:table-cell>
          <table:table-cell office:value-type="float" office:value="42164096" calcext:value-type="float">
            <text:p>421640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year,rule</text:p>
          </table:table-cell>
          <table:table-cell office:value-type="float" office:value="13176280" calcext:value-type="float">
            <text:p>1317628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year_sc,rule</text:p>
          </table:table-cell>
          <table:table-cell office:value-type="float" office:value="13176280" calcext:value-type="float">
            <text:p>13176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year_Word,rule</text:p>
          </table:table-cell>
          <table:table-cell office:value-type="float" office:value="16470350" calcext:value-type="float">
            <text:p>16470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2sc_dd,rule</text:p>
          </table:table-cell>
          <table:table-cell office:value-type="float" office:value="17762639" calcext:value-type="float">
            <text:p>177626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dd_mon,rule</text:p>
          </table:table-cell>
          <table:table-cell office:value-type="float" office:value="1054127739" calcext:value-type="float">
            <text:p>10541277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mon,rule</text:p>
          </table:table-cell>
          <table:table-cell office:value-type="float" office:value="10591702" calcext:value-type="float">
            <text:p>10591702</text:p>
          </table:table-cell>
          <table:table-cell office:value-type="float" office:value="15.6046165596617" calcext:value-type="float">
            <text:p>15,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mon_dd,rule</text:p>
          </table:table-cell>
          <table:table-cell office:value-type="float" office:value="925481636" calcext:value-type="float">
            <text:p>9254816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mon_sc,rule</text:p>
          </table:table-cell>
          <table:table-cell office:value-type="float" office:value="63398178" calcext:value-type="float">
            <text:p>633981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mon_year,rule</text:p>
          </table:table-cell>
          <table:table-cell office:value-type="float" office:value="471305400" calcext:value-type="float">
            <text:p>47130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,rule</text:p>
          </table:table-cell>
          <table:table-cell office:value-type="float" office:value="2533900" calcext:value-type="float">
            <text:p>2533900</text:p>
          </table:table-cell>
          <table:table-cell office:value-type="float" office:value="23.3173978360814" calcext:value-type="float">
            <text:p>23,32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d,rule</text:p>
          </table:table-cell>
          <table:table-cell office:value-type="float" office:value="25339000" calcext:value-type="float">
            <text:p>25339000</text:p>
          </table:table-cell>
          <table:table-cell office:value-type="float" office:value="12.3006316291396" calcext:value-type="float">
            <text:p>12,3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dd,rule</text:p>
          </table:table-cell>
          <table:table-cell office:value-type="float" office:value="253390000" calcext:value-type="float">
            <text:p>25339000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d_sc,rule</text:p>
          </table:table-cell>
          <table:table-cell office:value-type="float" office:value="177398339" calcext:value-type="float">
            <text:p>177398339</text:p>
          </table:table-cell>
          <table:table-cell office:value-type="float" office:value="6.03116692664394" calcext:value-type="float">
            <text:p>6,03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_2sc,rule</text:p>
          </table:table-cell>
          <table:table-cell office:value-type="float" office:value="17737300" calcext:value-type="float">
            <text:p>17737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_age,rule</text:p>
          </table:table-cell>
          <table:table-cell office:value-type="float" office:value="28379680" calcext:value-type="float">
            <text:p>28379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_age_sc,rule</text:p>
          </table:table-cell>
          <table:table-cell office:value-type="float" office:value="170126046" calcext:value-type="float">
            <text:p>1701260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_sc,rule</text:p>
          </table:table-cell>
          <table:table-cell office:value-type="float" office:value="17762639" calcext:value-type="float">
            <text:p>17762639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mon_dd,rule</text:p>
          </table:table-cell>
          <table:table-cell office:value-type="float" office:value="32966039" calcext:value-type="float">
            <text:p>32966039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mon_dd_sc,rule</text:p>
          </table:table-cell>
          <table:table-cell office:value-type="float" office:value="197644200" calcext:value-type="float">
            <text:p>19764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pd,rule</text:p>
          </table:table-cell>
          <table:table-cell office:value-type="float" office:value="1748391" calcext:value-type="float">
            <text:p>1748391</text:p>
          </table:table-cell>
          <table:table-cell office:value-type="float" office:value="19.6190020152687" calcext:value-type="float">
            <text:p>19,62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sc_dd,rule</text:p>
          </table:table-cell>
          <table:table-cell office:value-type="float" office:value="15203400" calcext:value-type="float">
            <text:p>15203400</text:p>
          </table:table-cell>
          <table:table-cell office:value-type="float" office:value="6.07371559167958" calcext:value-type="float">
            <text:p>6,07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sc_year,rule</text:p>
          </table:table-cell>
          <table:table-cell office:value-type="float" office:value="12188059" calcext:value-type="float">
            <text:p>12188059</text:p>
          </table:table-cell>
          <table:table-cell office:value-type="float" office:value="6.79704289728536" calcext:value-type="float">
            <text:p>6,8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year,rule</text:p>
          </table:table-cell>
          <table:table-cell office:value-type="float" office:value="3294070" calcext:value-type="float">
            <text:p>3294070</text:p>
          </table:table-cell>
          <table:table-cell office:value-type="float" office:value="40.2092178552283" calcext:value-type="float">
            <text:p>40,21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year_mon,rule</text:p>
          </table:table-cell>
          <table:table-cell office:value-type="float" office:value="24350779" calcext:value-type="float">
            <text:p>2435077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year_sc,rule</text:p>
          </table:table-cell>
          <table:table-cell office:value-type="float" office:value="108450920" calcext:value-type="float">
            <text:p>10845092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year_sc_Word,rule</text:p>
          </table:table-cell>
          <table:table-cell office:value-type="float" office:value="16470350" calcext:value-type="float">
            <text:p>16470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year_Word,rule</text:p>
          </table:table-cell>
          <table:table-cell office:value-type="float" office:value="3294070" calcext:value-type="float">
            <text:p>3294070</text:p>
          </table:table-cell>
          <table:table-cell office:value-type="float" office:value="6.79704289728536" calcext:value-type="float">
            <text:p>6,8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year_Word_sc,rule</text:p>
          </table:table-cell>
          <table:table-cell office:value-type="float" office:value="13176280" calcext:value-type="float">
            <text:p>13176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1-0_sc_wORD,rule</text:p>
          </table:table-cell>
          <table:table-cell office:value-type="float" office:value="1038899" calcext:value-type="float">
            <text:p>103889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1-0_wORD,rule</text:p>
          </table:table-cell>
          <table:table-cell office:value-type="float" office:value="253390" calcext:value-type="float">
            <text:p>2533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cc_wORD,rule</text:p>
          </table:table-cell>
          <table:table-cell office:value-type="float" office:value="785509" calcext:value-type="float">
            <text:p>7855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dd_wORD,rule</text:p>
          </table:table-cell>
          <table:table-cell office:value-type="float" office:value="78550900" calcext:value-type="float">
            <text:p>7855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mon_dd_wORD,rule</text:p>
          </table:table-cell>
          <table:table-cell office:value-type="float" office:value="925481636" calcext:value-type="float">
            <text:p>9254816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wORD,rule</text:p>
          </table:table-cell>
          <table:table-cell office:value-type="float" office:value="785509" calcext:value-type="float">
            <text:p>7855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wORD_dd,rule</text:p>
          </table:table-cell>
          <table:table-cell office:value-type="float" office:value="78550900" calcext:value-type="float">
            <text:p>7855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wORD_sc,rule</text:p>
          </table:table-cell>
          <table:table-cell office:value-type="float" office:value="3927545" calcext:value-type="float">
            <text:p>392754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wORD_year,rule</text:p>
          </table:table-cell>
          <table:table-cell office:value-type="float" office:value="130242460" calcext:value-type="float">
            <text:p>1302424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ddd_wORD,rule</text:p>
          </table:table-cell>
          <table:table-cell office:value-type="float" office:value="253390000" calcext:value-type="float">
            <text:p>253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dd_wORD,rule</text:p>
          </table:table-cell>
          <table:table-cell office:value-type="float" office:value="25339000" calcext:value-type="float">
            <text:p>253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d_wORD,rule</text:p>
          </table:table-cell>
          <table:table-cell office:value-type="float" office:value="2533900" calcext:value-type="float">
            <text:p>2533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_sc_wORD,rule</text:p>
          </table:table-cell>
          <table:table-cell office:value-type="float" office:value="1266950" calcext:value-type="float">
            <text:p>12669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_wORD,rule</text:p>
          </table:table-cell>
          <table:table-cell office:value-type="float" office:value="253390" calcext:value-type="float">
            <text:p>2533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dddd_wORD,rule</text:p>
          </table:table-cell>
          <table:table-cell office:value-type="float" office:value="1266950000" calcext:value-type="float">
            <text:p>12669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dd_wORD,rule</text:p>
          </table:table-cell>
          <table:table-cell office:value-type="float" office:value="12669500" calcext:value-type="float">
            <text:p>12669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d,rule</text:p>
          </table:table-cell>
          <table:table-cell office:value-type="float" office:value="1013560" calcext:value-type="float">
            <text:p>1013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dd_mon_sc,rule</text:p>
          </table:table-cell>
          <table:table-cell office:value-type="float" office:value="131762800" calcext:value-type="float">
            <text:p>13176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dd_sc,rule</text:p>
          </table:table-cell>
          <table:table-cell office:value-type="float" office:value="10135600" calcext:value-type="float">
            <text:p>1013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mon_day_sc,rule</text:p>
          </table:table-cell>
          <table:table-cell office:value-type="float" office:value="42164096" calcext:value-type="float">
            <text:p>421640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year,rule</text:p>
          </table:table-cell>
          <table:table-cell office:value-type="float" office:value="13176280" calcext:value-type="float">
            <text:p>13176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year_sc,rule</text:p>
          </table:table-cell>
          <table:table-cell office:value-type="float" office:value="13176280" calcext:value-type="float">
            <text:p>13176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year_wORD,rule</text:p>
          </table:table-cell>
          <table:table-cell office:value-type="float" office:value="16470350" calcext:value-type="float">
            <text:p>16470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2sc_dd,rule</text:p>
          </table:table-cell>
          <table:table-cell office:value-type="float" office:value="17762639" calcext:value-type="float">
            <text:p>177626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dd_mon,rule</text:p>
          </table:table-cell>
          <table:table-cell office:value-type="float" office:value="1054127739" calcext:value-type="float">
            <text:p>10541277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mon,rule</text:p>
          </table:table-cell>
          <table:table-cell office:value-type="float" office:value="10591702" calcext:value-type="float">
            <text:p>105917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mon_dd,rule</text:p>
          </table:table-cell>
          <table:table-cell office:value-type="float" office:value="925481636" calcext:value-type="float">
            <text:p>9254816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mon_sc,rule</text:p>
          </table:table-cell>
          <table:table-cell office:value-type="float" office:value="63398178" calcext:value-type="float">
            <text:p>633981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mon_year,rule</text:p>
          </table:table-cell>
          <table:table-cell office:value-type="float" office:value="471305400" calcext:value-type="float">
            <text:p>47130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,rule</text:p>
          </table:table-cell>
          <table:table-cell office:value-type="float" office:value="2533900" calcext:value-type="float">
            <text:p>2533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d,rule</text:p>
          </table:table-cell>
          <table:table-cell office:value-type="float" office:value="25339000" calcext:value-type="float">
            <text:p>253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dd,rule</text:p>
          </table:table-cell>
          <table:table-cell office:value-type="float" office:value="253390000" calcext:value-type="float">
            <text:p>253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d_sc,rule</text:p>
          </table:table-cell>
          <table:table-cell office:value-type="float" office:value="177398339" calcext:value-type="float">
            <text:p>1773983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_2sc,rule</text:p>
          </table:table-cell>
          <table:table-cell office:value-type="float" office:value="17737300" calcext:value-type="float">
            <text:p>17737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_age,rule</text:p>
          </table:table-cell>
          <table:table-cell office:value-type="float" office:value="28379680" calcext:value-type="float">
            <text:p>28379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_age_sc,rule</text:p>
          </table:table-cell>
          <table:table-cell office:value-type="float" office:value="170126046" calcext:value-type="float">
            <text:p>1701260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_sc,rule</text:p>
          </table:table-cell>
          <table:table-cell office:value-type="float" office:value="17762639" calcext:value-type="float">
            <text:p>177626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mon_dd,rule</text:p>
          </table:table-cell>
          <table:table-cell office:value-type="float" office:value="32966039" calcext:value-type="float">
            <text:p>329660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mon_dd_sc,rule</text:p>
          </table:table-cell>
          <table:table-cell office:value-type="float" office:value="197644200" calcext:value-type="float">
            <text:p>19764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pd,rule</text:p>
          </table:table-cell>
          <table:table-cell office:value-type="float" office:value="1748391" calcext:value-type="float">
            <text:p>17483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sc_dd,rule</text:p>
          </table:table-cell>
          <table:table-cell office:value-type="float" office:value="15203400" calcext:value-type="float">
            <text:p>1520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sc_year,rule</text:p>
          </table:table-cell>
          <table:table-cell office:value-type="float" office:value="12188059" calcext:value-type="float">
            <text:p>1218805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year,rule</text:p>
          </table:table-cell>
          <table:table-cell office:value-type="float" office:value="3294070" calcext:value-type="float">
            <text:p>32940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year_mon,rule</text:p>
          </table:table-cell>
          <table:table-cell office:value-type="float" office:value="24350779" calcext:value-type="float">
            <text:p>2435077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year_sc,rule</text:p>
          </table:table-cell>
          <table:table-cell office:value-type="float" office:value="108450920" calcext:value-type="float">
            <text:p>108450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year_sc_wORD,rule</text:p>
          </table:table-cell>
          <table:table-cell office:value-type="float" office:value="16470350" calcext:value-type="float">
            <text:p>16470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year_wORD,rule</text:p>
          </table:table-cell>
          <table:table-cell office:value-type="float" office:value="3294070" calcext:value-type="float">
            <text:p>32940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year_wORD_sc,rule</text:p>
          </table:table-cell>
          <table:table-cell office:value-type="float" office:value="13176280" calcext:value-type="float">
            <text:p>13176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1-0_sc_WORD,rule</text:p>
          </table:table-cell>
          <table:table-cell office:value-type="float" office:value="1038899" calcext:value-type="float">
            <text:p>103889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1-0_WORD,rule</text:p>
          </table:table-cell>
          <table:table-cell office:value-type="float" office:value="253390" calcext:value-type="float">
            <text:p>2533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cc_WORD,rule</text:p>
          </table:table-cell>
          <table:table-cell office:value-type="float" office:value="785509" calcext:value-type="float">
            <text:p>7855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dd_WORD,rule</text:p>
          </table:table-cell>
          <table:table-cell office:value-type="float" office:value="78550900" calcext:value-type="float">
            <text:p>7855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mon_dd_WORD,rule</text:p>
          </table:table-cell>
          <table:table-cell office:value-type="float" office:value="925481636" calcext:value-type="float">
            <text:p>9254816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WORD,rule</text:p>
          </table:table-cell>
          <table:table-cell office:value-type="float" office:value="785509" calcext:value-type="float">
            <text:p>78550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WORD_dd,rule</text:p>
          </table:table-cell>
          <table:table-cell office:value-type="float" office:value="78550900" calcext:value-type="float">
            <text:p>78550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WORD_sc,rule</text:p>
          </table:table-cell>
          <table:table-cell office:value-type="float" office:value="3927545" calcext:value-type="float">
            <text:p>392754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ay_WORD_year,rule</text:p>
          </table:table-cell>
          <table:table-cell office:value-type="float" office:value="130242460" calcext:value-type="float">
            <text:p>1302424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ddd_WORD,rule</text:p>
          </table:table-cell>
          <table:table-cell office:value-type="float" office:value="253390000" calcext:value-type="float">
            <text:p>253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dd_WORD,rule</text:p>
          </table:table-cell>
          <table:table-cell office:value-type="float" office:value="25339000" calcext:value-type="float">
            <text:p>253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d_WORD,rule</text:p>
          </table:table-cell>
          <table:table-cell office:value-type="float" office:value="2533900" calcext:value-type="float">
            <text:p>2533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_sc_WORD,rule</text:p>
          </table:table-cell>
          <table:table-cell office:value-type="float" office:value="1266950" calcext:value-type="float">
            <text:p>12669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d_WORD,rule</text:p>
          </table:table-cell>
          <table:table-cell office:value-type="float" office:value="253390" calcext:value-type="float">
            <text:p>2533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dddd_WORD,rule</text:p>
          </table:table-cell>
          <table:table-cell office:value-type="float" office:value="1266950000" calcext:value-type="float">
            <text:p>12669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dd_WORD,rule</text:p>
          </table:table-cell>
          <table:table-cell office:value-type="float" office:value="12669500" calcext:value-type="float">
            <text:p>12669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d,rule</text:p>
          </table:table-cell>
          <table:table-cell office:value-type="float" office:value="1013560" calcext:value-type="float">
            <text:p>1013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dd_mon_sc,rule</text:p>
          </table:table-cell>
          <table:table-cell office:value-type="float" office:value="131762800" calcext:value-type="float">
            <text:p>13176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dd_sc,rule</text:p>
          </table:table-cell>
          <table:table-cell office:value-type="float" office:value="10135600" calcext:value-type="float">
            <text:p>1013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mon_day_sc,rule</text:p>
          </table:table-cell>
          <table:table-cell office:value-type="float" office:value="42164096" calcext:value-type="float">
            <text:p>421640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year,rule</text:p>
          </table:table-cell>
          <table:table-cell office:value-type="float" office:value="13176280" calcext:value-type="float">
            <text:p>13176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WORD_year_sc,rule</text:p>
          </table:table-cell>
          <table:table-cell office:value-type="float" office:value="13176280" calcext:value-type="float">
            <text:p>13176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sc_year_WORD,rule</text:p>
          </table:table-cell>
          <table:table-cell office:value-type="float" office:value="16470350" calcext:value-type="float">
            <text:p>16470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2sc_dd,rule</text:p>
          </table:table-cell>
          <table:table-cell office:value-type="float" office:value="17762639" calcext:value-type="float">
            <text:p>177626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dd_mon,rule</text:p>
          </table:table-cell>
          <table:table-cell office:value-type="float" office:value="1054127739" calcext:value-type="float">
            <text:p>10541277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mon,rule</text:p>
          </table:table-cell>
          <table:table-cell office:value-type="float" office:value="10591702" calcext:value-type="float">
            <text:p>105917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mon_dd,rule</text:p>
          </table:table-cell>
          <table:table-cell office:value-type="float" office:value="925481636" calcext:value-type="float">
            <text:p>9254816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mon_sc,rule</text:p>
          </table:table-cell>
          <table:table-cell office:value-type="float" office:value="63398178" calcext:value-type="float">
            <text:p>633981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ay_mon_year,rule</text:p>
          </table:table-cell>
          <table:table-cell office:value-type="float" office:value="471305400" calcext:value-type="float">
            <text:p>47130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,rule</text:p>
          </table:table-cell>
          <table:table-cell office:value-type="float" office:value="2533900" calcext:value-type="float">
            <text:p>2533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d,rule</text:p>
          </table:table-cell>
          <table:table-cell office:value-type="float" office:value="25339000" calcext:value-type="float">
            <text:p>253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dd,rule</text:p>
          </table:table-cell>
          <table:table-cell office:value-type="float" office:value="253390000" calcext:value-type="float">
            <text:p>253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d_sc,rule</text:p>
          </table:table-cell>
          <table:table-cell office:value-type="float" office:value="177398339" calcext:value-type="float">
            <text:p>1773983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_2sc,rule</text:p>
          </table:table-cell>
          <table:table-cell office:value-type="float" office:value="17737300" calcext:value-type="float">
            <text:p>177373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_age,rule</text:p>
          </table:table-cell>
          <table:table-cell office:value-type="float" office:value="28379680" calcext:value-type="float">
            <text:p>28379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_age_sc,rule</text:p>
          </table:table-cell>
          <table:table-cell office:value-type="float" office:value="170126046" calcext:value-type="float">
            <text:p>1701260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dd_sc,rule</text:p>
          </table:table-cell>
          <table:table-cell office:value-type="float" office:value="17762639" calcext:value-type="float">
            <text:p>177626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mon_dd,rule</text:p>
          </table:table-cell>
          <table:table-cell office:value-type="float" office:value="32966039" calcext:value-type="float">
            <text:p>3296603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mon_dd_sc,rule</text:p>
          </table:table-cell>
          <table:table-cell office:value-type="float" office:value="197644200" calcext:value-type="float">
            <text:p>19764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pd,rule</text:p>
          </table:table-cell>
          <table:table-cell office:value-type="float" office:value="1748391" calcext:value-type="float">
            <text:p>17483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sc_dd,rule</text:p>
          </table:table-cell>
          <table:table-cell office:value-type="float" office:value="15203400" calcext:value-type="float">
            <text:p>1520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sc_year,rule</text:p>
          </table:table-cell>
          <table:table-cell office:value-type="float" office:value="12188059" calcext:value-type="float">
            <text:p>1218805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year,rule</text:p>
          </table:table-cell>
          <table:table-cell office:value-type="float" office:value="3294070" calcext:value-type="float">
            <text:p>32940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year_mon,rule</text:p>
          </table:table-cell>
          <table:table-cell office:value-type="float" office:value="24350779" calcext:value-type="float">
            <text:p>2435077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WORD_year_sc,rule</text:p>
          </table:table-cell>
          <table:table-cell office:value-type="float" office:value="108450920" calcext:value-type="float">
            <text:p>108450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year_sc_WORD,rule</text:p>
          </table:table-cell>
          <table:table-cell office:value-type="float" office:value="16470350" calcext:value-type="float">
            <text:p>16470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year_WORD,rule</text:p>
          </table:table-cell>
          <table:table-cell office:value-type="float" office:value="3294070" calcext:value-type="float">
            <text:p>32940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fem</text:p>
          </table:table-cell>
          <table:table-cell office:value-type="string" calcext:value-type="string">
            <text:p>year_WORD_sc,rule</text:p>
          </table:table-cell>
          <table:table-cell office:value-type="float" office:value="13176280" calcext:value-type="float">
            <text:p>1317628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8:25:21.2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8S</meta:editing-duration>
    <meta:editing-cycles>3</meta:editing-cycles>
    <meta:generator>LibreOffice/5.2.0.4$Windows_x86 LibreOffice_project/066b007f5ebcc236395c7d282ba488bca6720265</meta:generator>
    <dc:date>2016-08-13T18:26:07.871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